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WebContex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ebContext.PortletWebContext( PortletContext context , PortletRequest request , Port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ebContext.getPar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ebContext.PortletWeb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WebContext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Web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ebContext.getParam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ebContext.getApplication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ebContext.initialize( PortletContext context , PortletRequest request , Port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WebContext.getH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ebContex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ebContext.getRequest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ebContext.getInitPar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ebContex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ebContext.getSession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WebContext.getHeader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